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72cf" officeooo:paragraph-rsid="001972cf"/>
    </style:style>
    <style:style style:name="P2" style:family="paragraph" style:parent-style-name="Standard">
      <style:paragraph-properties fo:line-height="200%" fo:text-align="start" style:justify-single-word="false"/>
      <style:text-properties officeooo:rsid="001972cf" officeooo:paragraph-rsid="001972cf"/>
    </style:style>
    <style:style style:name="P3" style:family="paragraph" style:parent-style-name="Standard">
      <style:paragraph-properties fo:line-height="200%" fo:text-align="start" style:justify-single-word="false"/>
      <style:text-properties fo:font-weight="bold" officeooo:rsid="001a22f3" officeooo:paragraph-rsid="001a22f3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weight="bold" officeooo:rsid="001db903" officeooo:paragraph-rsid="001db903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font-weight="normal" officeooo:rsid="001a22f3" officeooo:paragraph-rsid="001a22f3" style:font-weight-asian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weight="normal" officeooo:rsid="001a22f3" officeooo:paragraph-rsid="001db903" style:font-weight-asian="normal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weight="normal" officeooo:rsid="001ad430" officeooo:paragraph-rsid="001ad430" style:font-weight-asian="normal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fo:font-weight="normal" officeooo:rsid="001ad430" officeooo:paragraph-rsid="001c6f1c" style:font-weight-asian="normal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fo:font-weight="normal" officeooo:rsid="001ad430" officeooo:paragraph-rsid="001db903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fo:font-weight="normal" officeooo:rsid="001db903" officeooo:paragraph-rsid="001db903" style:font-weight-asian="normal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fo:font-weight="normal" officeooo:rsid="001f2c45" officeooo:paragraph-rsid="001f2c45" style:font-weight-asian="normal" style:font-weight-complex="normal"/>
    </style:style>
    <style:style style:name="P12" style:family="paragraph" style:parent-style-name="Standard">
      <style:paragraph-properties fo:line-height="200%" fo:text-align="start" style:justify-single-word="false"/>
      <style:text-properties fo:font-weight="normal" officeooo:rsid="0020ab3c" officeooo:paragraph-rsid="0020ab3c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313131" style:font-name="Menlo" fo:font-size="9.75pt" fo:letter-spacing="normal" fo:font-style="normal" fo:font-weight="normal" officeooo:rsid="001972cf" officeooo:paragraph-rsid="001972cf"/>
    </style:style>
    <style:style style:name="P14" style:family="paragraph" style:parent-style-name="Preformatted_20_Text">
      <loext:graphic-properties draw:fill="solid" draw:fill-color="#eeeeee" draw:opacity="100%"/>
      <style:paragraph-properties fo:margin-top="0.1563in" fo:margin-bottom="0.1043in" loext:contextual-spacing="false" style:line-height-at-least="0.1665in" fo:orphans="2" fo:widows="2" fo:background-color="#eeeeee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15" style:family="paragraph" style:parent-style-name="Preformatted_20_Text">
      <loext:graphic-properties draw:fill="solid" draw:fill-color="#eeeeee" draw:opacity="100%"/>
      <style:paragraph-properties fo:margin-top="0.1563in" fo:margin-bottom="0.1043in" loext:contextual-spacing="false" style:line-height-at-least="0.1665in" fo:orphans="2" fo:widows="2" fo:background-color="#eeeeee" fo:padding="0.052in" fo:border="0.06pt solid #d6d6d6"/>
      <style:text-properties fo:font-variant="normal" fo:text-transform="none" fo:color="#313131" fo:letter-spacing="normal"/>
    </style:style>
    <style:style style:name="T1" style:family="text">
      <style:text-properties fo:color="#7f0055"/>
    </style:style>
    <style:style style:name="T2" style:family="text">
      <style:text-properties fo:color="#7f0055" style:font-name="Menlo" fo:font-size="9.75pt" fo:font-style="normal" fo:font-weight="normal"/>
    </style:style>
    <style:style style:name="T3" style:family="text">
      <style:text-properties fo:color="#000088"/>
    </style:style>
    <style:style style:name="T4" style:family="text">
      <style:text-properties style:font-name="Menlo" fo:font-size="9.75pt" fo:font-style="normal" fo:font-weight="normal"/>
    </style:style>
    <style:style style:name="T5" style:family="text">
      <style:text-properties fo:color="#666600" style:font-name="Menlo" fo:font-size="9.75pt" fo:font-style="normal" fo:font-weight="normal"/>
    </style:style>
    <style:style style:name="T6" style:family="text">
      <style:text-properties officeooo:rsid="001c6f1c"/>
    </style:style>
    <style:style style:name="T7" style:family="text">
      <style:text-properties fo:font-weight="bold" officeooo:rsid="001c6f1c" style:font-weight-asian="bold" style:font-weight-complex="bold"/>
    </style:style>
    <style:style style:name="T8" style:family="text">
      <style:text-properties officeooo:rsid="001d73ce"/>
    </style:style>
    <style:style style:name="T9" style:family="text">
      <style:text-properties officeooo:rsid="001db903"/>
    </style:style>
    <style:style style:name="T10" style:family="text">
      <style:text-properties officeooo:rsid="001f2c45"/>
    </style:style>
    <style:style style:name="T11" style:family="text">
      <style:text-properties officeooo:rsid="0020ab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of Assignment1</text:p>
      <text:p text:style-name="P1"/>
      <text:p text:style-name="P13"><text:span text:style-name="T1">Enter</text:span> <text:span text:style-name="T1">Customer_Name</text:span></text:p>
      <text:p text:style-name="P14">SEEK <text:span text:style-name="T1">Customer_Name</text:span> <text:span text:style-name="T3">in</text:span> <text:span text:style-name="T1">Customer_Name_DB</text:span> file</text:p>
      <text:p text:style-name="P14">IF <text:span text:style-name="T1">Customer_Name</text:span> found THEN</text:p>
      <text:p text:style-name="P15"><text:s text:c="3"/><text:span text:style-name="T2">Call</text:span><text:span text:style-name="T4"> procedure USER_PASSWORD_AUTHENTICATE</text:span><text:span text:style-name="T5">()</text:span></text:p>
      <text:p text:style-name="P14">ELSE</text:p>
      <text:p text:style-name="P15"><text:s text:c="3"/><text:span text:style-name="T4">PRINT error message</text:span></text:p>
      <text:p text:style-name="P15"><text:s text:c="3"/><text:span text:style-name="T2">Call</text:span><text:span text:style-name="T4"> procedure NEW_CUSTOMER_REQUEST</text:span><text:span text:style-name="T5">()</text:span></text:p>
      <text:p text:style-name="P14">ENDIF</text:p>
      <text:p text:style-name="P2"/>
      <text:p text:style-name="P3">Sender</text:p>
      <text:p text:style-name="P3"/>
      <text:p text:style-name="P5">CREATE SHARED_MEMORY_CHUNK_SIZE</text:p>
      <text:p text:style-name="P7">IF argc &lt; 2</text:p>
      <text:p text:style-name="P7"><text:tab/>OUTPUT “stderr, "USAGE: %s &lt;FILE NAME&gt;\n", argv[0]”</text:p>
      <text:p text:style-name="P7"><text:tab/>CALL exit(-1)</text:p>
      <text:p text:style-name="P11">ENDif</text:p>
      <text:p text:style-name="P7">CALL init(shmid, msqid, sharedMemPtr)</text:p>
      <text:p text:style-name="P7"><text:tab/>CREATE keyfile.txt</text:p>
      <text:p text:style-name="P7"><text:tab/>Call ftok(“keyfile.txt”, ‘a’) to generare key</text:p>
      <text:p text:style-name="P7"><text:tab/>ATTACH SHARED_MEMORY_CHUNK_SIZE to shared memory </text:p>
      <text:p text:style-name="P7"><text:tab/>ATTACH SHARED_MEMORY_CHUNK_SIZE <text:s/>to message queue</text:p>
      <text:p text:style-name="P7">CALL send(argv[1])</text:p>
      <text:p text:style-name="P7"><text:tab/><text:span text:style-name="T6">CREATE fp</text:span></text:p>
      <text:p text:style-name="P7"><text:soft-page-break/><text:tab/><text:span text:style-name="T6">CREATE sndMsg</text:span></text:p>
      <text:p text:style-name="P7"><text:tab/><text:span text:style-name="T6">CREATE rcvMsg</text:span></text:p>
      <text:p text:style-name="P7"><text:tab/><text:span text:style-name="T6">IF fp is NOT open</text:span></text:p>
      <text:p text:style-name="P7"><text:tab/><text:tab/><text:span text:style-name="T6">DISPLAY ERROR “fopen”</text:span></text:p>
      <text:p text:style-name="P7"><text:tab/><text:tab/><text:span text:style-name="T6">CALL exit(-1)</text:span></text:p>
      <text:p text:style-name="P7"><text:tab/><text:span text:style-name="T10">ENDif</text:span></text:p>
      <text:p text:style-name="P7"><text:tab/><text:span text:style-name="T6">WHILE fp has not reached end of file</text:span></text:p>
      <text:p text:style-name="P7"><text:tab/><text:tab/><text:span text:style-name="T6">IF sndMsg size = file being read AND &lt; 0</text:span></text:p>
      <text:p text:style-name="P8"><text:tab/><text:tab/><text:tab/><text:span text:style-name="T6">DISPLAY ERROR “fread”</text:span></text:p>
      <text:p text:style-name="P8"><text:span text:style-name="T7"><text:tab/><text:tab/><text:tab/></text:span><text:span text:style-name="T6">CALL exit(-1)</text:span></text:p>
      <text:p text:style-name="P8"><text:tab/><text:tab/><text:span text:style-name="T10">ENDif</text:span></text:p>
      <text:p text:style-name="P8"><text:tab/><text:tab/><text:span text:style-name="T8">SEND sndMsg to recv.cpp</text:span></text:p>
      <text:p text:style-name="P8"><text:tab/><text:tab/><text:span text:style-name="T8">WAIT until RECV_DONE_TYPE from recv.cpp</text:span></text:p>
      <text:p text:style-name="P8"><text:tab/><text:span text:style-name="T10">ENDwhile</text:span></text:p>
      <text:p text:style-name="P8"><text:tab/><text:span text:style-name="T8">SEND SENDER_DATA_TYPE size 0 to recv.cpp</text:span></text:p>
      <text:p text:style-name="P8"><text:tab/><text:span text:style-name="T8">CALL fclose(fp);</text:span></text:p>
      <text:p text:style-name="P7">Call cleanUp(shmid, msquid, share<text:span text:style-name="T6">dMemptr)</text:span></text:p>
      <text:p text:style-name="P7"><text:tab/><text:span text:style-name="T6">Detach from shared Memory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"/>
      <text:p text:style-name="P10"/>
      <text:p text:style-name="P4">recv.cpp</text:p>
      <text:p text:style-name="P6">CREATE SHARED_MEMORY_CHUNK_SIZE</text:p>
      <text:p text:style-name="P10">CREATE signal handler</text:p>
      <text:p text:style-name="P10">IF USER input = Ctrl-c</text:p>
      <text:p text:style-name="P10"><text:tab/>CALL ctrlCSignal(signal)</text:p>
      <text:p text:style-name="P10"><text:tab/><text:tab/>CALL cleanUp(shmid, msqid, sharedMemPtr)</text:p>
      <text:p text:style-name="P10"><text:tab/><text:tab/><text:tab/>DETACH from shared memory</text:p>
      <text:p text:style-name="P10"><text:tab/><text:tab/><text:tab/>DEALLOCATE shared memory chunk</text:p>
      <text:p text:style-name="P10"><text:tab/><text:tab/><text:tab/>DEALLOCATE message queue</text:p>
      <text:p text:style-name="P12">ENDif</text:p>
      <text:p text:style-name="P9">CALL init(shmid, msqid, sharedMemPtr)</text:p>
      <text:p text:style-name="P9"><text:tab/>CREATE keyfile.txt</text:p>
      <text:p text:style-name="P9"><text:tab/>Call ftok(“keyfile.txt”, ‘a’) to generare key</text:p>
      <text:p text:style-name="P9"><text:tab/>ATTACH SHARED_MEMORY_CHUNK_SIZE to shared memory </text:p>
      <text:p text:style-name="P9"><text:tab/>ATTACH SHARED_MEMORY_CHUNK_SIZE <text:s/>to message queue</text:p>
      <text:p text:style-name="P10">CALL mainLoop()</text:p>
      <text:p text:style-name="P10"><text:tab/>CREATE msgSize</text:p>
      <text:p text:style-name="P10"><text:tab/>CREATE fp</text:p>
      <text:p text:style-name="P10"><text:tab/>IF fp is NOT open</text:p>
      <text:p text:style-name="P10"><text:tab/><text:tab/><text:span text:style-name="T6">DISPLAY ERROR “fopen”</text:span></text:p>
      <text:p text:style-name="P9"><text:tab/><text:tab/><text:span text:style-name="T9">CALL exit(-1)</text:span></text:p>
      <text:p text:style-name="P9"><text:soft-page-break/><text:tab/><text:span text:style-name="T11">ENDif</text:span></text:p>
      <text:p text:style-name="P10"><text:tab/><text:span text:style-name="T10">RECEIVE sendMsg</text:span></text:p>
      <text:p text:style-name="P10"><text:tab/><text:span text:style-name="T10">IF sendMsg SIZE &gt; 0</text:span></text:p>
      <text:p text:style-name="P10"><text:tab/><text:tab/><text:span text:style-name="T10">COPY sendMsg to fp</text:span></text:p>
      <text:p text:style-name="P10"><text:tab/><text:span text:style-name="T11">ENDIF</text:span></text:p>
      <text:p text:style-name="P10"><text:tab/><text:span text:style-name="T10">ELSE</text:span></text:p>
      <text:p text:style-name="P10"><text:tab/><text:tab/><text:span text:style-name="T10">CALL fclose(fp)</text:span></text:p>
      <text:p text:style-name="P10"><text:tab/><text:tab/><text:span text:style-name="T10">CALL exit(-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2:18:16.605403247</meta:creation-date>
    <dc:date>2018-03-14T14:00:33.915078240</dc:date>
    <meta:editing-duration>PT31M29S</meta:editing-duration>
    <meta:editing-cycles>7</meta:editing-cycles>
    <meta:generator>LibreOffice/5.2.2.2$Linux_X86_64 LibreOffice_project/20m0$Build-2</meta:generator>
    <meta:document-statistic meta:table-count="0" meta:image-count="0" meta:object-count="0" meta:page-count="4" meta:paragraph-count="69" meta:word-count="218" meta:character-count="1637" meta:non-whitespace-character-count="1407"/>
  </office:meta>
</office:document-meta>
</file>